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13" style:family="text">
      <style:text-properties style:font-name-asian="Times New Roman1" style:font-name-complex="Times New Roman1"/>
    </style:style>
    <style:style style:name="T14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51cm" svg:height="0.85cm" draw:z-index="0"><draw:image xlink:href="../../odt/images/0071.png" xlink:type="simple" xlink:show="embed" xlink:actuate="onLoad"/></draw:frame></text:p>
          </table:table-cell>
          <table:table-cell table:style-name="Table1.B1" office:value-type="string">
            <text:h text:style-name="P4" text:outline-level="1">Релейное неоднозначное (гистерезис)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<text:span text:style-name="T10">Cи</text:span> <text:span text:style-name="T9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799cm" svg:height="1.401cm" draw:z-index="1"><draw:image xlink:href="../../odt/images/0071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13">Блок </text:span><text:span text:style-name="T11">р</text:span><text:span text:style-name="T14">еализует преобразование входных сигналов посредством единой нелинейной статической характеристики типа «релейная неоднозначная» </text:span><text:span text:style-name="T8">при различных начальных условиях</text:span><text:span text:style-name="T14"> по следующему алгоритму:</text:span></text:p>
            <text:p text:style-name="P6"><draw:frame draw:style-name="fr2" draw:name="Графический объект3" text:anchor-type="as-char" svg:width="3.096cm" svg:height="2.514cm" draw:z-index="2"><draw:image xlink:href="../../odt/images/0071_static.png" xlink:type="simple" xlink:show="embed" xlink:actuate="onLoad"/></draw:frame></text:p>
            <text:p text:style-name="P6"><text:span text:style-name="T14"><draw:frame draw:style-name="fr3" draw:name="Объект1" text:anchor-type="as-char" svg:width="7.523cm" svg:height="2.041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14">,</text:span></text:p>
            <text:p text:style-name="P5"><text:span text:style-name="T14">где</text:span><text:span text:style-name="T14"><draw:frame draw:style-name="fr3" draw:name="Объект2" text:anchor-type="as-char" svg:width="1.064cm" svg:height="0.564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14">– вектор входных сигналов,</text:span><text:span text:style-name="T14"><draw:frame draw:style-name="fr3" draw:name="Объект3" text:anchor-type="as-char" svg:width="1.087cm" svg:height="0.564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14">– вектор </text:span><text:span text:style-name="T11">выходных</text:span><text:span text:style-name="T14"> сигналов,</text:span><text:span text:style-name="T14"><draw:frame draw:style-name="fr3" draw:name="Объект8" text:anchor-type="as-char" svg:width="0.796cm" svg:height="0.549cm" draw:z-index="6"><draw:object xlink:href="./Object 8" xlink:type="simple" xlink:show="embed" xlink:actuate="onLoad"/><draw:image xlink:href="./ObjectReplacements/Object 8" xlink:type="simple" xlink:show="embed" xlink:actuate="onLoad"/></draw:frame></text:span><text:span text:style-name="T14">– </text:span><text:span text:style-name="T11">предыдущий временной шаг интегрирования,</text:span><text:span text:style-name="T14"><draw:frame draw:style-name="fr3" draw:name="Объект4" text:anchor-type="as-char" svg:width="2.282cm" svg:height="0.621cm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14">– </text:span><text:span text:style-name="T11">параметры статической характеристики</text:span><text:span text:style-name="T14">.</text:span></text:p>
            <text:p text:style-name="P5"><text:span text:style-name="T12">Свойства</text:span>:</text:p>
            <text:list xml:id="list1288484633186276782" text:style-name="L1">
              <text:list-item>
                <text:p text:style-name="P7">Нижняя граница переключения –<draw:frame draw:style-name="fr3" draw:name="Объект9" text:anchor-type="as-char" svg:width="0.482cm" svg:height="0.549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– минимальное значение входной величины, при котором значение на выходе равно нижнему значению.</text:p>
              </text:list-item>
              <text:list-item>
                <text:p text:style-name="P7">Верхняя граница переключения – <draw:frame draw:style-name="fr3" draw:name="Объект10" text:anchor-type="as-char" svg:width="0.46cm" svg:height="0.549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– максимальное значение входной величины, при котором значение на выходе равно верхнему значению.</text:p>
              </text:list-item>
              <text:list-item>
                <text:p text:style-name="P7">Нижнее значение функции – <draw:frame draw:style-name="fr3" draw:name="Объект5" text:anchor-type="as-char" svg:width="0.653cm" svg:height="0.621cm" draw:z-index="10"><draw:object xlink:href="./Object 1" xlink:type="simple" xlink:show="embed" xlink:actuate="onLoad"/><draw:image xlink:href="./ObjectReplacements/Object 1" xlink:type="simple" xlink:show="embed" xlink:actuate="onLoad"/><svg:desc>формула</svg:desc></draw:frame>– минимальное значение на выходе блока.</text:p>
              </text:list-item>
              <text:list-item>
                <text:p text:style-name="P7">Верхнее значение функции – <draw:frame draw:style-name="fr3" draw:name="Объект6" text:anchor-type="as-char" svg:width="0.663cm" svg:height="0.621cm" draw:z-index="11"><draw:object xlink:href="./Object 6" xlink:type="simple" xlink:show="embed" xlink:actuate="onLoad"/><draw:image xlink:href="./ObjectReplacements/Object 6" xlink:type="simple" xlink:show="embed" xlink:actuate="onLoad"/><svg:desc>формула</svg:desc></draw:frame>– максимальное значение на выходе блока.</text:p>
              </text:list-item>
              <text:list-item>
                <text:p text:style-name="P7">Начальные условия (0;1) – начальное состояние реле: 0 – выключено, 1 – включено.</text:p>
              </text:list-item>
            </text:list>
            <text:p text:style-name="P5"><text:span text:style-name="T6">Примечание:</text:span> для реализации векторной обработки преобразуемые сигналы должны быть «сжаты» в векторный входной сигнал посредством типового блока <text:span text:style-name="T7">Мультиплексор</text:span>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лейное неоднозначное (гистерезис)</dc:title>
    <dc:date>2014-12-01T11:10:25.81</dc:date>
    <meta:generator>OpenOffice/4.1.1$Win32 OpenOffice.org_project/411m6$Build-9775</meta:generator>
    <meta:editing-duration>PT2H17M23S</meta:editing-duration>
    <meta:editing-cycles>61</meta:editing-cycles>
    <meta:document-statistic meta:table-count="1" meta:image-count="3" meta:object-count="9" meta:page-count="1" meta:paragraph-count="17" meta:word-count="142" meta:character-count="1049"/>
  </office:meta>
</office:document-meta>
</file>

<file path=Object 1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10/content.xml><?xml version="1.0" encoding="utf-8"?>
<math xmlns="http://www.w3.org/1998/Math/MathML">
  <semantics>
    <mrow>
      <mi>b</mi>
    </mrow>
    <annotation encoding="StarMath 5.0">b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1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a</mi>
                    </mrow>
                  </mrow>
                </mtd>
              </mtr>
              <mtr>
                <mtd>
                  <mrow>
                    <mi>y</mi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i>a</mi>
                      <mo stretchy="false">≤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i>b</mi>
                    </mrow>
                  </mrow>
                </mtd>
              </mtr>
              <mtr>
                <mtd>
                  <mrow>
                    <msub>
                      <mi>y</mi>
                      <mn>2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i>b</mi>
                    </mrow>
                  </mrow>
                </mtd>
              </mtr>
            </mtable>
          </mrow>
        </mrow>
      </mrow>
    </mrow>
    <annotation encoding="StarMath 5.0">y(t) = left lbrace stack{
alignl y_1, ~ если ~ x(t) &lt; a #
alignl y(t - %DELTA t), ~ если ~ a &lt;= x(t) &lt;= b #
alignl y_2, ~ если ~ x(t) &gt; b}  right none
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i>a</mi>
      <mi>,</mi>
      <mi>b</mi>
      <mi>,</mi>
      <msub>
        <mi>y</mi>
        <mn>1,</mn>
      </msub>
      <msub>
        <mi>y</mi>
        <mn>2</mn>
      </msub>
    </mrow>
    <annotation encoding="StarMath 5.0">a,b,y_1,y_2</annotation>
  </semantics>
</math>
</file>

<file path=Object 6/content.xml><?xml version="1.0" encoding="utf-8"?>
<math xmlns="http://www.w3.org/1998/Math/MathML">
  <semantics>
    <mrow>
      <msub>
        <mi>y</mi>
        <mn>2</mn>
      </msub>
    </mrow>
    <annotation encoding="StarMath 5.0">y_2</annotation>
  </semantics>
</math>
</file>

<file path=Object 8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9/content.xml><?xml version="1.0" encoding="utf-8"?>
<math xmlns="http://www.w3.org/1998/Math/MathML">
  <semantics>
    <mrow>
      <mi>a</mi>
    </mrow>
    <annotation encoding="StarMath 5.0">a</annotation>
  </semantics>
</math>
</file>